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text-properties fo:font-weight="bold" style:font-weight-asian="bold" style:font-weight-complex="bold"/>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4"><text:span text:style-name="T12">do text</text:span></text:p><text:p text:style-name="P4"><text:span text:style-name="T12">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177cm" draw:z-index="1"><draw:text-box><text:p text:style-name="Standard"><text:span text:style-name="T2"><office:annotation><dc:creator>sde </dc:creator><dc:date>2011-07-27T10:01:44</dc:date><text:p text:style-name="P3"><text:span text:style-name="T7">do text if not len(self.getNotaryContact()) &gt; 1</text:span></text:p><text:p text:style-name="P3"><text:span text:style-name="T8">from xhtml(self.portal_urban.decorateHTML('UrbanBody',self.getNotaries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text:span text:style-name="T7">do text if len(self.getNotaryContact())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text:span text:style-name="T11">do text if len(self.getNotaryContact()) &gt; 1</text:span></text:p></office:annotation><text:text-input text:description="">self.getMultipleNotarie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décision concernant un certificat d'urbanisme n°1</text:p>
      <text:p text:style-name="UrbanBody"/>
      <text:p text:style-name="UrbanBody"><text:span text:style-name="T4"><office:annotation><dc:creator>sde </dc:creator><dc:date>2011-07-27T10:02:17</dc:date><text:p text:style-name="P3"><text:span text:style-name="T7">do text</text:span></text:p><text:p text:style-name="P3"><text:span text:style-name="T8">from document(at=reference, format='odt')</text:span></text:p></office:annotation></text:span>Import depuis reference.odt</text:p>
      <text:p text:style-name="UrbanBody"/>
      <text:p text:style-name="P2">Vos références : <text:span text:style-name="T6"><text:text-input text:description="Evénement-Décision">self.getValueForTemplate('receivedDocumentReference', obj=self.getLastDeposit())</text:text-input></text:span></text:p>
      <text:p text:style-name="UrbanBody"><office:annotation><dc:creator>Gauthier Bastien</dc:creator><dc:date>2011-02-16T16:12:24</dc:date><text:p text:style-name="P3"><text:span text:style-name="T10">do text if len(self.getNotaryContact()) &gt; 1</text:span></text:p></office:annotation><text:span text:style-name="T5">Demandeurs :</text:span> <text:text-input text:description="Demandeurs">self.getApplicants() and self.getApplicantsSignaletic() or self.getNotariesSignaletic()</text:text-input></text:p>
      <text:p text:style-name="UrbanBody"><office:annotation><dc:creator>Gauthier Bastien</dc:creator><dc:date>2011-02-16T16:13:21</dc:date><text:p text:style-name="P3"><text:span text:style-name="T9">do text if not len(self.getNotaryContact()) &gt; 1</text:span></text:p></office:annotation><text:span text:style-name="T5">Demandeur :</text:span> <text:text-input text:description="Demandeurs">self.getApplicants() and self.getApplicantsSignaletic() or self.getNotariesSignaletic()</text:text-input></text:p>
      <text:p text:style-name="UrbanBody"><text:span text:style-name="T5">Objet :</text:span> Certificat d'urbanisme n°1 (<text:text-input text:description="Référence">self.getReference()</text:text-input>)</text:p>
      <text:p text:style-name="UrbanBody"><text:span text:style-name="T5">Situation : </text:span><text:text-input text:description="Situation des travaux">self.getWorkLocationSignaletic()</text:text-input></text:p>
      <text:p text:style-name="UrbanBody"><text:span text:style-name="T5">Référence cadastrale :</text:span> <text:text-input text:description="Bien-Parcelles">self.getPortionOutsText()</text:text-input></text:p>
      <text:p text:style-name="UrbanBody"/>
      <text:p text:style-name="UrbanBody"><office:annotation><dc:creator>Gauthier Bastien</dc:creator><dc:date>2011-02-21T09:23:46</dc:date><text:p text:style-name="P3"><text:span text:style-name="T8">do text if not len(self.getNotaryContact()) &gt; 1</text:span></text:p></office:annotation><text:text-input text:description="Notaire-Titre">self.getValueForTemplate('personTitle', obj=self.getNotaryContact()[0])</text:text-input>,</text:p>
      <text:p text:style-name="UrbanBody"><office:annotation><dc:creator>Gauthier Bastien</dc:creator><dc:date>2011-02-21T09:23:46</dc:date><text:p text:style-name="P3"><text:span text:style-name="T8">do text if len(self.getNotaryContact()) &gt; 1</text:span></text:p></office:annotation><text:span text:style-name="T1">&lt;%Titre%&gt;</text:span>,</text:p>
      <text:p text:style-name="UrbanBody"/>
      <text:p text:style-name="UrbanBody">Votre certificat d’urbanisme n° 1 sollicité par votre lettre du <text:text-input text:description="Titre du demandeur">tool.formatDate(self.getLastDeposit().getEventDate())</text:text-input> se trouve à votre disposition au Service Urbanisme de la commune(4ème étage de notre Administration Communale, Grand-Place à Sambreville/Auvelais).</text:p>
      <text:p text:style-name="UrbanBody"/>
      <text:p text:style-name="UrbanBody">Ce document est soumis à une redevance de 20 € que vous pouvez soit verser (avec références au dossier) sur le compte <text:s/>091-0124517-95 de notre Administration (le document vous sera ensuite transmis par envoi postal) soit déposer au guichet de notre Service Recettes (2ème étage) en vous munissant de cette lettre et en vous présentant ensuite à notre Service Urbanisme (4ème étage) qui vous le remettra en mains propres moyennant preuve du paiement au Service Recettes.</text:p>
      <text:p text:style-name="UrbanBody"/>
      <text:p text:style-name="UrbanBody"><office:annotation><dc:creator>Gauthier Bastien</dc:creator><dc:date>2011-02-21T09:23:46</dc:date><text:p text:style-name="P3"><text:span text:style-name="T8">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UrbanBody"><office:annotation><dc:creator>Gauthier Bastien</dc:creator><dc:date>2011-02-21T09:23:46</dc:date><text:p text:style-name="P3"><text:span text:style-name="T8">do text if len(self.getNotaryContact())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3"><text:span text:style-name="T7">do text</text:span></text:p><text:p text:style-name="P3"><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06-19T08:54:16</dc:date>
    <dc:creator>Simon Delcourt</dc:creator>
    <meta:editing-duration>PT9H44M19S</meta:editing-duration>
    <meta:editing-cycles>53</meta:editing-cycles>
    <meta:generator>LibreOffice/3.5$Linux_x86 LibreOffice_project/350m1$Build-2</meta:generator>
    <meta:document-statistic meta:table-count="0" meta:image-count="0" meta:object-count="0" meta:page-count="1" meta:paragraph-count="22" meta:word-count="214" meta:character-count="1898" meta:non-whitespace-character-count="1717"/>
  </office:meta>
</office:document-meta>
</file>